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18d6df"/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018d6df"/>
    </style:style>
    <style:style style:name="P3" style:family="paragraph" style:parent-style-name="Contents_20_Heading">
      <style:text-properties officeooo:paragraph-rsid="0018d6df"/>
    </style:style>
    <style:style style:name="P4" style:family="paragraph" style:parent-style-name="Heading_20_2">
      <style:paragraph-properties fo:padding="0.049cm" fo:border="0.06pt solid #d9d9e3"/>
      <style:text-properties officeooo:paragraph-rsid="0018d6df"/>
    </style:style>
    <style:style style:name="P5" style:family="paragraph" style:parent-style-name="Heading_20_3">
      <style:paragraph-properties fo:padding="0.049cm" fo:border="0.06pt solid #d9d9e3"/>
      <style:text-properties officeooo:paragraph-rsid="0018d6df"/>
    </style:style>
    <style:style style:name="P6" style:family="paragraph" style:parent-style-name="Text_20_body">
      <style:paragraph-properties fo:padding="0.049cm" fo:border="0.06pt solid #d9d9e3"/>
      <style:text-properties officeooo:paragraph-rsid="0018d6df"/>
    </style:style>
    <style:style style:name="P7" style:family="paragraph" style:parent-style-name="Heading_20_2">
      <style:text-properties officeooo:paragraph-rsid="0018d6df"/>
    </style:style>
    <style:style style:name="P8" style:family="paragraph" style:parent-style-name="Heading_20_2">
      <style:paragraph-properties fo:break-before="page" fo:padding="0.049cm" fo:border="0.06pt solid #d9d9e3"/>
      <style:text-properties officeooo:paragraph-rsid="0018d6df"/>
    </style:style>
    <style:style style:name="P9" style:family="paragraph" style:parent-style-name="Heading_20_3">
      <style:text-properties officeooo:paragraph-rsid="0018d6df"/>
    </style:style>
    <style:style style:name="P10" style:family="paragraph" style:parent-style-name="Heading_20_3">
      <style:paragraph-properties fo:padding="0.049cm" fo:border="0.06pt solid #d9d9e3"/>
      <style:text-properties officeooo:rsid="0008f717" officeooo:paragraph-rsid="0018d6df"/>
    </style:style>
    <style:style style:name="P11" style:family="paragraph" style:parent-style-name="Text_20_body">
      <style:text-properties officeooo:rsid="0008f717" officeooo:paragraph-rsid="0018d6df"/>
    </style:style>
    <style:style style:name="P12" style:family="paragraph" style:parent-style-name="Text_20_body">
      <style:paragraph-properties fo:break-before="page"/>
      <style:text-properties officeooo:rsid="0008f717" officeooo:paragraph-rsid="0018d6df"/>
    </style:style>
    <style:style style:name="P13" style:family="paragraph" style:parent-style-name="Title">
      <style:text-properties officeooo:rsid="0008f717" officeooo:paragraph-rsid="0018d6df"/>
    </style:style>
    <style:style style:name="P14" style:family="paragraph" style:parent-style-name="Heading_20_3">
      <style:text-properties officeooo:rsid="000af200" officeooo:paragraph-rsid="0018d6df"/>
    </style:style>
    <style:style style:name="P15" style:family="paragraph" style:parent-style-name="Text_20_body">
      <style:paragraph-properties fo:padding="0.049cm" fo:border="0.06pt solid #d9d9e3"/>
      <style:text-properties officeooo:rsid="000af200" officeooo:paragraph-rsid="0018d6df"/>
    </style:style>
    <style:style style:name="P16" style:family="paragraph" style:parent-style-name="Heading_20_3">
      <style:text-properties fo:font-weight="bold" officeooo:rsid="000bd995" officeooo:paragraph-rsid="0018d6df" style:font-weight-asian="bold" style:font-weight-complex="bold"/>
    </style:style>
    <style:style style:name="P17" style:family="paragraph" style:parent-style-name="Text_20_body">
      <style:text-properties fo:font-weight="bold" officeooo:rsid="000bd995" officeooo:paragraph-rsid="0018d6df" style:font-weight-asian="bold" style:font-weight-complex="bold"/>
    </style:style>
    <style:style style:name="P18" style:family="paragraph" style:parent-style-name="Text_20_body">
      <style:text-properties fo:font-weight="bold" officeooo:rsid="000af200" officeooo:paragraph-rsid="0018d6df" style:font-weight-asian="bold" style:font-weight-complex="bold"/>
    </style:style>
    <style:style style:name="P19" style:family="paragraph" style:parent-style-name="Text_20_body">
      <style:text-properties fo:font-weight="bold" officeooo:paragraph-rsid="0018d6df" style:font-weight-asian="bold" style:font-weight-complex="bold"/>
    </style:style>
    <style:style style:name="P20" style:family="paragraph" style:parent-style-name="Heading_20_3">
      <style:text-properties officeooo:rsid="000bd995" officeooo:paragraph-rsid="0018d6df"/>
    </style:style>
    <style:style style:name="P21" style:family="paragraph" style:parent-style-name="Text_20_body">
      <style:text-properties officeooo:rsid="000bd995" officeooo:paragraph-rsid="0018d6df"/>
    </style:style>
    <style:style style:name="P22" style:family="paragraph" style:parent-style-name="Text_20_body">
      <style:text-properties fo:font-weight="normal" officeooo:rsid="000af200" officeooo:paragraph-rsid="0018d6df" style:font-weight-asian="normal" style:font-weight-complex="normal"/>
    </style:style>
    <style:style style:name="P23" style:family="paragraph" style:parent-style-name="Text_20_body">
      <style:text-properties fo:font-weight="normal" officeooo:rsid="000fb29d" officeooo:paragraph-rsid="0018d6df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00bd995" officeooo:paragraph-rsid="0018d6df" style:font-weight-asian="normal" style:font-weight-complex="normal"/>
    </style:style>
    <style:style style:name="P25" style:family="paragraph" style:parent-style-name="Text_20_body" style:list-style-name="L2">
      <style:text-properties fo:font-weight="normal" officeooo:rsid="000bd995" officeooo:paragraph-rsid="0018d6df" style:font-weight-asian="normal" style:font-weight-complex="normal"/>
    </style:style>
    <style:style style:name="P26" style:family="paragraph" style:parent-style-name="Text_20_body" style:list-style-name="L3">
      <style:text-properties fo:font-weight="normal" officeooo:rsid="000bd995" officeooo:paragraph-rsid="0018d6df" style:font-weight-asian="normal" style:font-weight-complex="normal"/>
    </style:style>
    <style:style style:name="P27" style:family="paragraph" style:parent-style-name="Text_20_body" style:list-style-name="L7">
      <style:text-properties fo:font-weight="normal" officeooo:rsid="000bd995" officeooo:paragraph-rsid="0018d6df" style:font-weight-asian="normal" style:font-weight-complex="normal"/>
    </style:style>
    <style:style style:name="P28" style:family="paragraph" style:parent-style-name="Text_20_body" style:list-style-name="L6">
      <style:text-properties fo:font-weight="normal" officeooo:rsid="000bd995" officeooo:paragraph-rsid="0018d6df" style:font-weight-asian="normal" style:font-weight-complex="normal"/>
    </style:style>
    <style:style style:name="P29" style:family="paragraph" style:parent-style-name="Text_20_body" style:list-style-name="L14">
      <style:text-properties fo:font-weight="normal" officeooo:rsid="000bd995" officeooo:paragraph-rsid="0018d6df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0fb29d" officeooo:paragraph-rsid="0018d6df" style:font-weight-asian="normal" style:font-weight-complex="normal"/>
    </style:style>
    <style:style style:name="P31" style:family="paragraph" style:parent-style-name="Text_20_body" style:list-style-name="L1">
      <style:text-properties fo:font-weight="normal" officeooo:rsid="000fb29d" officeooo:paragraph-rsid="001a28d5" style:font-weight-asian="normal" style:font-weight-complex="normal"/>
    </style:style>
    <style:style style:name="P32" style:family="paragraph" style:parent-style-name="Text_20_body" style:list-style-name="L2">
      <style:text-properties fo:font-weight="normal" officeooo:rsid="000fb29d" officeooo:paragraph-rsid="0018d6df" style:font-weight-asian="normal" style:font-weight-complex="normal"/>
    </style:style>
    <style:style style:name="P33" style:family="paragraph" style:parent-style-name="Text_20_body" style:list-style-name="L3">
      <style:text-properties fo:font-weight="normal" officeooo:rsid="000fb29d" officeooo:paragraph-rsid="0018d6df" style:font-weight-asian="normal" style:font-weight-complex="normal"/>
    </style:style>
    <style:style style:name="P34" style:family="paragraph" style:parent-style-name="Text_20_body" style:list-style-name="L4">
      <style:text-properties fo:font-weight="normal" officeooo:rsid="000fb29d" officeooo:paragraph-rsid="0018d6df" style:font-weight-asian="normal" style:font-weight-complex="normal"/>
    </style:style>
    <style:style style:name="P35" style:family="paragraph" style:parent-style-name="Text_20_body" style:list-style-name="L5">
      <style:text-properties fo:font-weight="normal" officeooo:rsid="000fb29d" officeooo:paragraph-rsid="0018d6df" style:font-weight-asian="normal" style:font-weight-complex="normal"/>
    </style:style>
    <style:style style:name="P36" style:family="paragraph" style:parent-style-name="Text_20_body" style:list-style-name="L6">
      <style:text-properties fo:font-weight="normal" officeooo:rsid="000fb29d" officeooo:paragraph-rsid="0018d6df" style:font-weight-asian="normal" style:font-weight-complex="normal"/>
    </style:style>
    <style:style style:name="P37" style:family="paragraph" style:parent-style-name="Text_20_body" style:list-style-name="L7">
      <style:text-properties fo:font-weight="normal" officeooo:rsid="000fb29d" officeooo:paragraph-rsid="0018d6df" style:font-weight-asian="normal" style:font-weight-complex="normal"/>
    </style:style>
    <style:style style:name="P38" style:family="paragraph" style:parent-style-name="Text_20_body" style:list-style-name="L8">
      <style:text-properties fo:font-weight="normal" officeooo:rsid="000fb29d" officeooo:paragraph-rsid="0018d6df" style:font-weight-asian="normal" style:font-weight-complex="normal"/>
    </style:style>
    <style:style style:name="P39" style:family="paragraph" style:parent-style-name="Text_20_body" style:list-style-name="L11">
      <style:text-properties fo:font-weight="normal" officeooo:rsid="000fb29d" officeooo:paragraph-rsid="0018d6df" style:font-weight-asian="normal" style:font-weight-complex="normal"/>
    </style:style>
    <style:style style:name="P40" style:family="paragraph" style:parent-style-name="Text_20_body" style:list-style-name="L13">
      <style:text-properties fo:font-weight="normal" officeooo:rsid="000fb29d" officeooo:paragraph-rsid="0018d6df" style:font-weight-asian="normal" style:font-weight-complex="normal"/>
    </style:style>
    <style:style style:name="P41" style:family="paragraph" style:parent-style-name="Text_20_body" style:list-style-name="L14">
      <style:text-properties fo:font-weight="normal" officeooo:rsid="000fb29d" officeooo:paragraph-rsid="0018d6df" style:font-weight-asian="normal" style:font-weight-complex="normal"/>
    </style:style>
    <style:style style:name="P42" style:family="paragraph" style:parent-style-name="Text_20_body" style:list-style-name="L15">
      <style:text-properties fo:font-weight="normal" officeooo:rsid="000fb29d" officeooo:paragraph-rsid="0018d6df" style:font-weight-asian="normal" style:font-weight-complex="normal"/>
    </style:style>
    <style:style style:name="P43" style:family="paragraph" style:parent-style-name="Text_20_body" style:list-style-name="L6">
      <style:text-properties officeooo:rsid="000af200" officeooo:paragraph-rsid="0018d6df"/>
    </style:style>
    <style:style style:name="P44" style:family="paragraph" style:parent-style-name="Text_20_body" style:list-style-name="L14">
      <style:text-properties officeooo:rsid="000af200" officeooo:paragraph-rsid="0018d6df"/>
    </style:style>
    <style:style style:name="P45" style:family="paragraph" style:parent-style-name="Text_20_body" style:list-style-name="L14">
      <style:text-properties officeooo:rsid="000af200" officeooo:paragraph-rsid="001b1553"/>
    </style:style>
    <style:style style:name="P46" style:family="paragraph" style:parent-style-name="Text_20_body" style:list-style-name="L6">
      <style:text-properties officeooo:rsid="000bd995" officeooo:paragraph-rsid="0018d6df"/>
    </style:style>
    <style:style style:name="P47" style:family="paragraph" style:parent-style-name="Text_20_body" style:list-style-name="L8">
      <style:text-properties officeooo:rsid="000bd995" officeooo:paragraph-rsid="0018d6df"/>
    </style:style>
    <style:style style:name="P48" style:family="paragraph" style:parent-style-name="Text_20_body" style:list-style-name="L11">
      <style:text-properties officeooo:rsid="000bd995" officeooo:paragraph-rsid="0018d6df"/>
    </style:style>
    <style:style style:name="P49" style:family="paragraph" style:parent-style-name="Text_20_body" style:list-style-name="L12">
      <style:text-properties officeooo:rsid="000bd995" officeooo:paragraph-rsid="0018d6df"/>
    </style:style>
    <style:style style:name="P50" style:family="paragraph" style:parent-style-name="Text_20_body" style:list-style-name="L14">
      <style:text-properties officeooo:rsid="000bd995" officeooo:paragraph-rsid="0018d6df"/>
    </style:style>
    <style:style style:name="P51" style:family="paragraph" style:parent-style-name="Text_20_body" style:list-style-name="L17">
      <style:text-properties officeooo:rsid="000bd995" officeooo:paragraph-rsid="001b1553"/>
    </style:style>
    <style:style style:name="P52" style:family="paragraph" style:parent-style-name="Text_20_body" style:list-style-name="L18">
      <style:text-properties officeooo:rsid="000bd995" officeooo:paragraph-rsid="001b1553"/>
    </style:style>
    <style:style style:name="P53" style:family="paragraph" style:parent-style-name="Text_20_body" style:list-style-name="L22">
      <style:text-properties officeooo:rsid="000bd995" officeooo:paragraph-rsid="001b5946"/>
    </style:style>
    <style:style style:name="P54" style:family="paragraph" style:parent-style-name="Text_20_body" style:list-style-name="L23">
      <style:text-properties officeooo:rsid="000bd995" officeooo:paragraph-rsid="001b5946"/>
    </style:style>
    <style:style style:name="P55" style:family="paragraph" style:parent-style-name="Text_20_body" style:list-style-name="L25">
      <style:text-properties officeooo:rsid="000bd995" officeooo:paragraph-rsid="001b5e00"/>
    </style:style>
    <style:style style:name="P56" style:family="paragraph" style:parent-style-name="Text_20_body" style:list-style-name="L7">
      <style:text-properties officeooo:rsid="000fb29d" officeooo:paragraph-rsid="0018d6df"/>
    </style:style>
    <style:style style:name="P57" style:family="paragraph" style:parent-style-name="Text_20_body" style:list-style-name="L8">
      <style:text-properties officeooo:rsid="000fb29d" officeooo:paragraph-rsid="0018d6df"/>
    </style:style>
    <style:style style:name="P58" style:family="paragraph" style:parent-style-name="Text_20_body" style:list-style-name="L11">
      <style:text-properties officeooo:rsid="000fb29d" officeooo:paragraph-rsid="0018d6df"/>
    </style:style>
    <style:style style:name="P59" style:family="paragraph" style:parent-style-name="Text_20_body" style:list-style-name="L9">
      <style:text-properties officeooo:rsid="000fb29d" officeooo:paragraph-rsid="0018d6df"/>
    </style:style>
    <style:style style:name="P60" style:family="paragraph" style:parent-style-name="Text_20_body" style:list-style-name="L13">
      <style:text-properties officeooo:rsid="000fb29d" officeooo:paragraph-rsid="0018d6df"/>
    </style:style>
    <style:style style:name="P61" style:family="paragraph" style:parent-style-name="Text_20_body" style:list-style-name="L14">
      <style:text-properties officeooo:rsid="000fb29d" officeooo:paragraph-rsid="0018d6df"/>
    </style:style>
    <style:style style:name="P62" style:family="paragraph" style:parent-style-name="Text_20_body" style:list-style-name="L17">
      <style:text-properties officeooo:rsid="000fb29d" officeooo:paragraph-rsid="001b1553"/>
    </style:style>
    <style:style style:name="P63" style:family="paragraph" style:parent-style-name="Text_20_body" style:list-style-name="L8">
      <style:text-properties officeooo:paragraph-rsid="0018d6df"/>
    </style:style>
    <style:style style:name="P64" style:family="paragraph" style:parent-style-name="Text_20_body" style:list-style-name="L8">
      <style:text-properties officeooo:rsid="001030e1" officeooo:paragraph-rsid="0018d6df"/>
    </style:style>
    <style:style style:name="P65" style:family="paragraph" style:parent-style-name="Text_20_body" style:list-style-name="L9">
      <style:text-properties officeooo:rsid="001030e1" officeooo:paragraph-rsid="0018d6df"/>
    </style:style>
    <style:style style:name="P66" style:family="paragraph" style:parent-style-name="Text_20_body" style:list-style-name="L23">
      <style:text-properties officeooo:rsid="001030e1" officeooo:paragraph-rsid="001b5946"/>
    </style:style>
    <style:style style:name="P67" style:family="paragraph" style:parent-style-name="Text_20_body" style:list-style-name="L24">
      <style:text-properties officeooo:rsid="001030e1" officeooo:paragraph-rsid="001b5e00"/>
    </style:style>
    <style:style style:name="P68" style:family="paragraph" style:parent-style-name="Text_20_body" style:list-style-name="L8">
      <style:text-properties officeooo:rsid="00117f36" officeooo:paragraph-rsid="0018d6df"/>
    </style:style>
    <style:style style:name="P69" style:family="paragraph" style:parent-style-name="Text_20_body" style:list-style-name="L8">
      <style:text-properties officeooo:rsid="001a28d5" officeooo:paragraph-rsid="001a28d5"/>
    </style:style>
    <style:style style:name="P70" style:family="paragraph" style:parent-style-name="Text_20_body" style:list-style-name="L10">
      <style:text-properties officeooo:rsid="001a28d5" officeooo:paragraph-rsid="001a28d5"/>
    </style:style>
    <style:style style:name="P71" style:family="paragraph" style:parent-style-name="Text_20_body" style:list-style-name="L12">
      <style:text-properties officeooo:rsid="001a28d5" officeooo:paragraph-rsid="001a28d5"/>
    </style:style>
    <style:style style:name="P72" style:family="paragraph" style:parent-style-name="Text_20_body" style:list-style-name="L6">
      <style:text-properties officeooo:rsid="000f0f7a" officeooo:paragraph-rsid="0018d6df"/>
    </style:style>
    <style:style style:name="P73" style:family="paragraph" style:parent-style-name="Text_20_body" style:list-style-name="L9">
      <style:text-properties officeooo:paragraph-rsid="0018d6df"/>
    </style:style>
    <style:style style:name="P74" style:family="paragraph" style:parent-style-name="Text_20_body" style:list-style-name="L11">
      <style:text-properties officeooo:paragraph-rsid="0018d6df"/>
    </style:style>
    <style:style style:name="P75" style:family="paragraph" style:parent-style-name="Text_20_body" style:list-style-name="L12">
      <style:text-properties officeooo:rsid="0010b7a9" officeooo:paragraph-rsid="0018d6df"/>
    </style:style>
    <style:style style:name="P76" style:family="paragraph" style:parent-style-name="Text_20_body" style:list-style-name="L14">
      <style:text-properties officeooo:rsid="001b1553" officeooo:paragraph-rsid="001b1553"/>
    </style:style>
    <style:style style:name="P77" style:family="paragraph" style:parent-style-name="Text_20_body" style:list-style-name="L18">
      <style:text-properties officeooo:rsid="001b1553" officeooo:paragraph-rsid="001b1553"/>
    </style:style>
    <style:style style:name="P78" style:family="paragraph" style:parent-style-name="Text_20_body" style:list-style-name="L19">
      <style:text-properties officeooo:rsid="001b5946" officeooo:paragraph-rsid="001b5946"/>
    </style:style>
    <style:style style:name="P79" style:family="paragraph" style:parent-style-name="Text_20_body" style:list-style-name="L23">
      <style:text-properties officeooo:rsid="001b5946" officeooo:paragraph-rsid="001b5946"/>
    </style:style>
    <style:style style:name="P80" style:family="paragraph" style:parent-style-name="Text_20_body" style:list-style-name="L21">
      <style:text-properties officeooo:paragraph-rsid="001b1553"/>
    </style:style>
    <style:style style:name="P81" style:family="paragraph" style:parent-style-name="Text_20_body" style:list-style-name="L18">
      <style:text-properties officeooo:rsid="001b5e00" officeooo:paragraph-rsid="001b5e00"/>
    </style:style>
    <style:style style:name="T1" style:family="text">
      <style:text-properties officeooo:rsid="000af2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d995" style:font-weight-asian="normal" style:font-weight-complex="normal"/>
    </style:style>
    <style:style style:name="T4" style:family="text">
      <style:text-properties fo:font-weight="normal" officeooo:rsid="000f0f7a" style:font-weight-asian="normal" style:font-weight-complex="normal"/>
    </style:style>
    <style:style style:name="T5" style:family="text">
      <style:text-properties fo:font-weight="normal" officeooo:rsid="000fb29d" style:font-weight-asian="normal" style:font-weight-complex="normal"/>
    </style:style>
    <style:style style:name="T6" style:family="text">
      <style:text-properties officeooo:rsid="000bd995"/>
    </style:style>
    <style:style style:name="T7" style:family="text">
      <style:text-properties officeooo:rsid="000fb29d"/>
    </style:style>
    <style:style style:name="T8" style:family="text">
      <style:text-properties officeooo:rsid="000f852d"/>
    </style:style>
    <style:style style:name="T9" style:family="text">
      <style:text-properties officeooo:rsid="00117f3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fb29d" style:font-weight-asian="bold" style:font-weight-complex="bold"/>
    </style:style>
    <style:style style:name="T12" style:family="text">
      <style:text-properties officeooo:rsid="001030e1"/>
    </style:style>
    <style:style style:name="T13" style:family="text">
      <style:text-properties officeooo:rsid="0010b7a9"/>
    </style:style>
    <style:style style:name="T14" style:family="text">
      <style:text-properties officeooo:rsid="0018d6df"/>
    </style:style>
    <style:style style:name="T15" style:family="text">
      <style:text-properties officeooo:rsid="001a28d5"/>
    </style:style>
    <style:style style:name="T16" style:family="text">
      <style:text-properties officeooo:rsid="001b1553"/>
    </style:style>
    <style:style style:name="T17" style:family="text">
      <style:text-properties officeooo:rsid="001b594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ahier des charges <text:span text:style-name="T14">MVC</text:span></text:p>
      <text:p text:style-name="P11"/>
      <text:p text:style-name="P1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1"><text:a xlink:type="simple" xlink:href="#__RefHeading___Toc839_4251685383" text:style-name="Index_20_Link" text:visited-style-name="Index_20_Link">1. Définitions<text:tab/>1</text:a></text:p>
          <text:p text:style-name="P2"><text:a xlink:type="simple" xlink:href="#__RefHeading___Toc841_4251685383" text:style-name="Index_20_Link" text:visited-style-name="Index_20_Link">1.1 Scénario<text:tab/>1</text:a></text:p>
          <text:p text:style-name="P2"><text:a xlink:type="simple" xlink:href="#__RefHeading___Toc843_4251685383" text:style-name="Index_20_Link" text:visited-style-name="Index_20_Link">1.2 Objet de l’application :<text:tab/>2</text:a></text:p>
          <text:p text:style-name="P2"><text:a xlink:type="simple" xlink:href="#__RefHeading___Toc845_4251685383" text:style-name="Index_20_Link" text:visited-style-name="Index_20_Link">1.3 Evolution envisagées :<text:tab/>2</text:a></text:p>
          <text:p text:style-name="P2"><text:a xlink:type="simple" xlink:href="#__RefHeading___Toc847_4251685383" text:style-name="Index_20_Link" text:visited-style-name="Index_20_Link">1.4 Définitions des utilisateurs de l’application :<text:tab/>2</text:a></text:p>
          <text:p text:style-name="P1"><text:a xlink:type="simple" xlink:href="#__RefHeading___Toc849_4251685383" text:style-name="Index_20_Link" text:visited-style-name="Index_20_Link">2. Users-Stories<text:tab/>2</text:a></text:p>
          <text:p text:style-name="P2"><text:a xlink:type="simple" xlink:href="#__RefHeading___Toc851_4251685383" text:style-name="Index_20_Link" text:visited-style-name="Index_20_Link">En tant qu’Administrateur :<text:tab/>2</text:a></text:p>
          <text:p text:style-name="P2"><text:a xlink:type="simple" xlink:href="#__RefHeading___Toc853_4251685383" text:style-name="Index_20_Link" text:visited-style-name="Index_20_Link">En tant qu’Entraîneur :<text:tab/>4</text:a></text:p>
          <text:p text:style-name="P2"><text:a xlink:type="simple" xlink:href="#__RefHeading___Toc855_4251685383" text:style-name="Index_20_Link" text:visited-style-name="Index_20_Link">En tant que Rameur :<text:tab/>7</text:a></text:p>
        </text:index-body>
      </text:table-of-content>
      <text:h text:style-name="P4" text:outline-level="2"/>
      <text:h text:style-name="P4" text:outline-level="2"/>
      <text:h text:style-name="P8" text:outline-level="2"><text:bookmark-start text:name="__RefHeading___Toc839_4251685383"/>1. <text:span text:style-name="T1">Définitions</text:span><text:bookmark-end text:name="__RefHeading___Toc839_4251685383"/></text:h>
      <text:h text:style-name="P5" text:outline-level="3"><text:bookmark-start text:name="__RefHeading___Toc841_4251685383"/>1.<text:span text:style-name="T1">1</text:span> <text:span text:style-name="T1">Scénario</text:span><text:bookmark-end text:name="__RefHeading___Toc841_4251685383"/></text:h>
      <text:p text:style-name="P15">L’entraîneur du CNAM Va’a Club a des problèmes pour gérer de manière juste et équitable les places pour les créneaux d’entraînement car le club ne possède pas assez de pirogues pour le nombres d’adhérents. </text:p>
      <text:p text:style-name="P15">C’est pour cela qui nous demande de lui fournir une application qui lui permettra d’envoyer à ses adhérents les créneaux d’entraînements à fin qu’il puisse s’y positionner et également choisir leurs places dans le va’a selon les disponibilité et leur rôles.</text:p>
      <text:h text:style-name="P5" text:outline-level="3"><text:bookmark-start text:name="__RefHeading___Toc843_4251685383"/>1.<text:span text:style-name="T1">2 Objet de l’application :</text:span><text:bookmark-end text:name="__RefHeading___Toc843_4251685383"/></text:h>
      <text:p text:style-name="P15">Va’App est une application de gestion des créneaux d’entraînements du CNAM Va’a Club.</text:p>
      <text:p text:style-name="P15">Elle repose principalement sur la création de créneaux d’entraînement avec spécifications (Les horaires, Le nombre de va’a et leur type [v1, v6, v12, …], …) et ensuite elle notifiera les adhérents qu’un nouveau créneaux est disponible.</text:p>
      <text:p text:style-name="P15">Les adhérents pourront se placer sur les créneaux et choisir leur place dans le va’a.</text:p>
      <text:h text:style-name="P14" text:outline-level="3"><text:bookmark-start text:name="__RefHeading___Toc845_4251685383"/>1.3 Evolution envisagées :<text:bookmark-end text:name="__RefHeading___Toc845_4251685383"/></text:h>
      <text:p text:style-name="P18">Système de gestion des va’a<text:span text:style-name="T2"> : Une évolution qui permettra d’ajouter des va’a de les retirer ou de mettre leur état (libre, indisponible, en réparation, …)</text:span></text:p>
      <text:p text:style-name="P18">Systèmes de gestion des adhérents :<text:span text:style-name="T2"> Une évolution qui permettra d’ajouter des adhérents, d’en retirer et de les attribuer un poste, une équipe, etc.</text:span></text:p>
      <text:p text:style-name="P18">Système de mesures des compétences :<text:span text:style-name="T2"> Une évolution qui pourra apporter des statistiques sur les performances des adhérents selon les données fournis par l’entraîneur. </text:span></text:p>
      <text:h text:style-name="P14" text:outline-level="3"><text:bookmark-start text:name="__RefHeading___Toc847_4251685383"/>1.4 Définitions des utilisateurs de l’application :<text:bookmark-end text:name="__RefHeading___Toc847_4251685383"/></text:h>
      <text:p text:style-name="P17">Administrateur :<text:span text:style-name="T2"> L’administrateur gère les comptes et communique les identifiants et mot de passe des utilisateurs</text:span></text:p>
      <text:p text:style-name="P18"/>
      <text:p text:style-name="P18">Entraîneur :<text:span text:style-name="T2"> </text:span><text:span text:style-name="T3">L’entraîneur</text:span><text:span text:style-name="T2"> </text:span><text:span text:style-name="T3">a le rôle</text:span><text:span text:style-name="T2"> de créer des créneaux, de les rendre disponible </text:span><text:span text:style-name="T3">aux rameurs </text:span><text:span text:style-name="T2">et de </text:span><text:span text:style-name="T3">les réarrangés selon qu’il estime être mieux</text:span><text:span text:style-name="T2">. </text:span><text:span text:style-name="T4">C’est lui aussi qui gère les pirogues.</text:span></text:p>
      <text:p text:style-name="P22"/>
      <text:p text:style-name="P18"><text:span text:style-name="T6">Rameurs </text:span><text:span text:style-name="T2">: Ce sont les utilisateurs principaux de l’application, l’application les notifie de chaque nouveau créneau disponible. Ils auront accès à une interface leur permettant de choisir un créneau et une place dans le va’a.</text:span></text:p>
      <text:p text:style-name="P22"/>
      <text:p text:style-name="P22"/>
      <text:p text:style-name="P6"/>
      <text:h text:style-name="P4" text:outline-level="2"><text:bookmark-start text:name="__RefHeading___Toc849_4251685383"/><text:soft-page-break/>2. <text:span text:style-name="T1">Users-Stories</text:span><text:bookmark-end text:name="__RefHeading___Toc849_4251685383"/></text:h>
      <text:h text:style-name="P16" text:outline-level="3"><text:bookmark-start text:name="__RefHeading___Toc851_4251685383"/><text:span text:style-name="T7">En tant qu’</text:span>Administrateur :<text:bookmark-end text:name="__RefHeading___Toc851_4251685383"/></text:h>
      <text:list xml:id="list3758888204" text:style-name="L1">
        <text:list-item>
          <text:p text:style-name="P24">Je peux me connecter </text:p>
        </text:list-item>
        <text:list-item>
          <text:p text:style-name="P30">Je peux choisir </text:p>
          <text:list>
            <text:list-item>
              <text:p text:style-name="P31">de visualiser les utilisateurs</text:p>
            </text:list-item>
            <text:list-item>
              <text:p text:style-name="P31"><text:span text:style-name="T15">de visualiser mon profil</text:span> </text:p>
            </text:list-item>
            <text:list-item>
              <text:p text:style-name="P30">de me déconnecter</text:p>
            </text:list-item>
          </text:list>
        </text:list-item>
        <text:list-item>
          <text:p text:style-name="P24">Je peux visualiser l’ensemble des <text:span text:style-name="T7">utilisateur</text:span> <text:span text:style-name="T7">dans une liste</text:span></text:p>
          <text:list>
            <text:list-item>
              <text:p text:style-name="P30">Je vois une distinction de couleur entre les rameurs et les entraîneurs</text:p>
            </text:list-item>
            <text:list-item>
              <text:p text:style-name="P24">Je peux créer un nouve<text:span text:style-name="T8">l</text:span> <text:span text:style-name="T8">utilisateur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25">Je dois spécifier si c’est un rameur ou entraîneur</text:p>
                </text:list-item>
                <text:list-item>
                  <text:p text:style-name="P25">Je dois spécifier son nom et prénom</text:p>
                </text:list-item>
                <text:list-item>
                  <text:p text:style-name="P25">Je peux ajouter son numéro de téléphone</text:p>
                </text:list-item>
                <text:list-item>
                  <text:p text:style-name="P25">Je peux ajouter son e-mail</text:p>
                </text:list-item>
                <text:list-item>
                  <text:p text:style-name="P25">Je peux annuler la création en cours du compte</text:p>
                </text:list-item>
                <text:list-item>
                  <text:p text:style-name="P25">Je peux terminer la création du compte uniquement si le titre, le nom et prénom ont été fournis.</text:p>
                  <text:list>
                    <text:list-item>
                      <text:p text:style-name="P32">Je peux voir que mon utilisateur a bien été créer</text:p>
                    </text:list-item>
                  </text:list>
                </text:list-item>
              </text:list>
            </text:list-item>
          </text:list>
        </text:list-item>
      </text:list>
      <text:list xml:id="list165207145971054" text:continue-list="list3758888204" text:style-name="L1">
        <text:list-item>
          <text:list>
            <text:list-item>
              <text:p text:style-name="P30">Je peux voir chaque profil (Nom, Prénom, Titre, Numéro de Téléphone, E-mail)</text:p>
            </text:list-item>
            <text:list-item>
              <text:p text:style-name="P30">Je peux modifier chaque profil 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33">Je peux modifier son titre</text:p>
                </text:list-item>
                <text:list-item>
                  <text:p text:style-name="P33">Je peux modifier son nom et prénom</text:p>
                </text:list-item>
                <text:list-item>
                  <text:p text:style-name="P26">Je peux <text:span text:style-name="T7">modifier</text:span> son numéro de téléphone</text:p>
                </text:list-item>
                <text:list-item>
                  <text:p text:style-name="P26">Je peux <text:span text:style-name="T7">modifier</text:span> son e-mail</text:p>
                </text:list-item>
                <text:list-item>
                  <text:p text:style-name="P26">Je peux annuler la <text:span text:style-name="T7">modification</text:span> en cours du compte</text:p>
                </text:list-item>
                <text:list-item>
                  <text:p text:style-name="P26">Je peux <text:span text:style-name="T7">valider</text:span> la <text:span text:style-name="T7">modification uniquement s’il y a eu au moins un changement</text:span></text:p>
                  <text:list>
                    <text:list-item>
                      <text:p text:style-name="P33">Je peux voir que ma modification a bien été faite</text:p>
                    </text:list-item>
                  </text:list>
                </text:list-item>
              </text:list>
            </text:list-item>
          </text:list>
        </text:list-item>
      </text:list>
      <text:list xml:id="list165208096190668" text:continue-list="list165207145971054" text:style-name="L1">
        <text:list-item>
          <text:list>
            <text:list-item>
              <text:p text:style-name="P24">Je peux supprimer un ou plusieurs comptes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34">On me demande de confirmer mon choix</text:p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35">Je peux voir que ma suppression a bien été faite</text:p>
                    </text:list-item>
                  </text:list>
                </text:list-item>
              </text:list>
            </text:list-item>
          </text:list>
        </text:list-item>
      </text:list>
      <text:list xml:id="list165208242115819" text:continue-list="list165208096190668" text:style-name="L1">
        <text:list-item>
          <text:p text:style-name="P24">Je peux me déconnecter</text:p>
        </text:list-item>
      </text:list>
      <text:p text:style-name="P23"/>
      <text:p text:style-name="P19"><text:soft-page-break/></text:p>
      <text:h text:style-name="P9" text:outline-level="3"><text:bookmark-start text:name="__RefHeading___Toc853_4251685383"/><text:span text:style-name="T11">En tant qu’</text:span><text:span text:style-name="T10">Entraîneur </text:span>:<text:bookmark-end text:name="__RefHeading___Toc853_4251685383"/></text:h>
      <text:list xml:id="list1015872671" text:style-name="L6">
        <text:list-item>
          <text:p text:style-name="P43">Je peux me connecter</text:p>
        </text:list-item>
        <text:list-item>
          <text:p text:style-name="P36">Je peux choisir :</text:p>
          <text:list>
            <text:list-item>
              <text:p text:style-name="P36">de visualiser mon profil</text:p>
            </text:list-item>
            <text:list-item>
              <text:p text:style-name="P36">visualiser <text:span text:style-name="T15">tous</text:span> les créneaux</text:p>
            </text:list-item>
            <text:list-item>
              <text:p text:style-name="P36">de visualiser la liste des rameurs</text:p>
            </text:list-item>
            <text:list-item>
              <text:p text:style-name="P36">de me déconnecter</text:p>
            </text:list-item>
          </text:list>
        </text:list-item>
        <text:list-item>
          <text:p text:style-name="P46">Je peux visualiser mon profil (Nom, Prénom, Titre (rameurs ou entraîneurs), Téléphone, Mail ) </text:p>
          <text:list>
            <text:list-item>
              <text:p text:style-name="P46">Je peux modifier mon numéro de téléphone et mon mail</text:p>
            </text:list-item>
          </text:list>
        </text:list-item>
      </text:list>
      <text:list text:style-name="L7">
        <text:list-item>
          <text:list>
            <text:list-item>
              <text:p text:style-name="P27">Je peux annuler la <text:span text:style-name="T7">modification</text:span> en cours du compte</text:p>
            </text:list-item>
            <text:list-item>
              <text:p text:style-name="P27">Je peux <text:span text:style-name="T7">valider</text:span> la <text:span text:style-name="T7">modification uniquement s’il y a eu au moins un changement</text:span></text:p>
              <text:list>
                <text:list-item>
                  <text:p text:style-name="P37">Je peux voir que ma modification a bien été faite</text:p>
                </text:list-item>
                <text:list-item>
                  <text:p text:style-name="P56">Je suis notifié si il y a une erreur</text:p>
                </text:list-item>
              </text:list>
            </text:list-item>
          </text:list>
        </text:list-item>
      </text:list>
      <text:list xml:id="list165207390212961" text:continue-list="list1015872671" text:style-name="L6">
        <text:list-item>
          <text:p text:style-name="P43">Je peux visualiser <text:span text:style-name="T15">tous l</text:span>es créneaux</text:p>
          <text:list>
            <text:list-item>
              <text:p text:style-name="P43">Je peux créer un nouveau créneau <text:span text:style-name="T6">d’entraînement</text:span>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63"><text:span text:style-name="T1">Je </text:span><text:span text:style-name="T6">dois</text:span><text:span text:style-name="T1"> spécifier quelle</text:span><text:span text:style-name="T6">(s)</text:span><text:span text:style-name="T1"> pirogue</text:span><text:span text:style-name="T6">(</text:span><text:span text:style-name="T1">s</text:span><text:span text:style-name="T6">)</text:span><text:span text:style-name="T1"> </text:span><text:span text:style-name="T6">sera/</text:span><text:span text:style-name="T1">seront utilisé</text:span><text:span text:style-name="T6">e(</text:span><text:span text:style-name="T1">s</text:span><text:span text:style-name="T6">)</text:span><text:span text:style-name="T1"> durant ce créneau, </text:span><text:span text:style-name="T6">en sélectionnant</text:span><text:span text:style-name="T1"> </text:span><text:span text:style-name="T6">parmi la liste des pirogues disponibles</text:span></text:p>
                </text:list-item>
                <text:list-item>
                  <text:p text:style-name="P64">Je dois spécifier la date.</text:p>
                </text:list-item>
                <text:list-item>
                  <text:p text:style-name="P47">Je dois spécifier l’heure de début et l’heure de fin du créneaux</text:p>
                </text:list-item>
                <text:list-item>
                  <text:p text:style-name="P47">Je peux choisir à quel(s) <text:span text:style-name="T15">rameur(s) le créneau sera destiné</text:span></text:p>
                </text:list-item>
                <text:list-item>
                  <text:p text:style-name="P47">Je peux annuler la création en cours du créneau</text:p>
                </text:list-item>
                <text:list-item>
                  <text:p text:style-name="P57">Je peux terminer la création du nouveau créneau uniquement si la ou les pirogues ainsi que <text:span text:style-name="T12">la date, </text:span>l’heure de début et l’heure de fin ont été spécifiée(s) </text:p>
                  <text:list>
                    <text:list-item>
                      <text:p text:style-name="P57">Je suis notifié que ma création <text:span text:style-name="T2">a bien été faite</text:span></text:p>
                    </text:list-item>
                    <text:list-item>
                      <text:p text:style-name="P38">Je vois s’il manque un champ obligatoire</text:p>
                    </text:list-item>
                    <text:list-item>
                      <text:p text:style-name="P38">Je suis notifié si il y a une erreur</text:p>
                    </text:list-item>
                  </text:list>
                </text:list-item>
              </text:list>
            </text:list-item>
            <text:list-item>
              <text:p text:style-name="P57">Je peux voir chaque créneau <text:span text:style-name="T12">et ses détails</text:span></text:p>
              <text:list>
                <text:list-item>
                  <text:p text:style-name="P47">Je peux visualiser le nombres de places restantes</text:p>
                </text:list-item>
                <text:list-item>
                  <text:p text:style-name="P47">Je peux visualiser les rameurs qui ce sont inscrit au créneau et leurs positions sur la ou les pirogues </text:p>
                </text:list-item>
                <text:list-item>
                  <text:p text:style-name="P68">Je peux voir à quel(s) groupe(s) le créneau est destiné</text:p>
                </text:list-item>
                <text:list-item>
                  <text:p text:style-name="P64"><text:soft-page-break/>La date, l’heure de début et l’heure de fin</text:p>
                </text:list-item>
              </text:list>
            </text:list-item>
            <text:list-item>
              <text:p text:style-name="P47">Je peux modifier un créneau disponible</text:p>
              <text:list>
                <text:list-item>
                  <text:p text:style-name="P69">Je peux modifier la date, l’heure de début et l’heure de fin.</text:p>
                </text:list-item>
                <text:list-item>
                  <text:p text:style-name="P69">Je peux modifier la liste des rameurs à qui le créneaux est destinés</text:p>
                </text:list-item>
                <text:list-item>
                  <text:p text:style-name="P64">Je peux ajouter des pirogues <text:span text:style-name="T6">en sélectionnant</text:span><text:span text:style-name="T1"> </text:span><text:span text:style-name="T6">parmi la liste des pirogues disponibles</text:span></text:p>
                </text:list-item>
                <text:list-item>
                  <text:p text:style-name="P64">Je peux enlever des pirogues du créneau</text:p>
                </text:list-item>
                <text:list-item>
                  <text:p text:style-name="P47">Je peux annuler la <text:span text:style-name="T12">modification</text:span> en cours du créneaux</text:p>
                </text:list-item>
                <text:list-item>
                  <text:p text:style-name="P57">Je peux terminer la <text:span text:style-name="T12">modification </text:span>uniquement <text:span text:style-name="T15">si</text:span> <text:span text:style-name="T12">un élément a été modifié</text:span></text:p>
                  <text:list>
                    <text:list-item>
                      <text:p text:style-name="P57">Je suis notifié que ma <text:span text:style-name="T12">modification</text:span> <text:span text:style-name="T2">a bien été faite</text:span></text:p>
                    </text:list-item>
                    <text:list-item>
                      <text:p text:style-name="P38">Je suis notifié si il y a une erreur</text:p>
                    </text:list-item>
                  </text:list>
                </text:list-item>
              </text:list>
            </text:list-item>
            <text:list-item>
              <text:p text:style-name="P64">Je peux supprimer un créneau</text:p>
              <text:list>
                <text:list-item>
                  <text:p text:style-name="P38">On me demande de confirmer mon choix</text:p>
                  <text:list>
                    <text:list-item>
                      <text:p text:style-name="P38">Je peux voir que ma suppression a bien été faite</text:p>
                    </text:list-item>
                    <text:list-item>
                      <text:p text:style-name="P57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165208204820999" text:continue-list="list165207390212961" text:style-name="L6">
        <text:list-item>
          <text:p text:style-name="P72">Je peux visualiser l’<text:span text:style-name="T12">ensemble</text:span> des pirogues</text:p>
        </text:list-item>
      </text:list>
      <text:list xml:id="list163994326" text:style-name="L9">
        <text:list-item>
          <text:list>
            <text:list-item>
              <text:p text:style-name="P73"><text:span text:style-name="T1">Je peux créer un</text:span><text:span text:style-name="T12">e</text:span><text:span text:style-name="T1"> nouve</text:span><text:span text:style-name="T12">lle</text:span><text:span text:style-name="T1"> </text:span><text:span text:style-name="T12">pirogue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70">Je dois lui donner un nom</text:p>
                </text:list-item>
                <text:list-item>
                  <text:p text:style-name="P70">Je dois indiquer le nombre de places (1, 3, 6) </text:p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48">Je peux annuler la création en cours du créneau</text:p>
                </text:list-item>
                <text:list-item>
                  <text:p text:style-name="P58">Je peux terminer la création du nouveau créneau uniquement si </text:p>
                  <text:list>
                    <text:list-item>
                      <text:p text:style-name="P74"><text:span text:style-name="T7">Je suis notifié que ma création </text:span><text:span text:style-name="T5">a bien été faite</text:span></text:p>
                    </text:list-item>
                    <text:list-item>
                      <text:p text:style-name="P39">Je vois s’il manque un champ obligatoire</text:p>
                    </text:list-item>
                    <text:list-item>
                      <text:p text:style-name="P39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165208246530366" text:continue-list="list163994326" text:style-name="L9">
        <text:list-item>
          <text:list>
            <text:list-item>
              <text:p text:style-name="P59">Je peux voir chaque <text:span text:style-name="T13">pirogue</text:span> <text:span text:style-name="T12">et ses détails</text:span></text:p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p text:style-name="P49">Je peux visualiser <text:span text:style-name="T15">le nom de la pirogue</text:span></text:p>
                </text:list-item>
                <text:list-item>
                  <text:p text:style-name="P71">Je peux visualiser le nombre de places</text:p>
                </text:list-item>
                <text:list-item>
                  <text:p text:style-name="P75">Je peux visualiser si la pirogue est libre ou <text:span text:style-name="T15">non</text:span></text:p>
                </text:list-item>
              </text:list>
            </text:list-item>
          </text:list>
        </text:list-item>
      </text:list>
      <text:list xml:id="list165208203384334" text:continue-list="list165208246530366" text:style-name="L9">
        <text:list-item>
          <text:list>
            <text:list-item>
              <text:p text:style-name="P65">Je peux supprimer un<text:span text:style-name="T9">e pirogue</text:span>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p text:style-name="P40">On me demande de confirmer mon choix</text:p>
                  <text:list>
                    <text:list-item>
                      <text:p text:style-name="P40">Je peux voir que ma suppression a bien été faite</text:p>
                    </text:list-item>
                    <text:list-item>
                      <text:p text:style-name="P60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165207279661954" text:continue-list="list165208204820999" text:style-name="L6">
        <text:list-item>
          <text:p text:style-name="P28">Je peux visualiser l’ensemble des <text:span text:style-name="T9">rameurs</text:span> <text:span text:style-name="T7">dans une liste</text:span></text:p>
          <text:list>
            <text:list-item>
              <text:p text:style-name="P36"><text:soft-page-break/>Je peux voir chaque profil (Nom, Prénom, Numéro de Téléphone, E-mail)</text:p>
            </text:list-item>
          </text:list>
        </text:list-item>
        <text:list-item>
          <text:p text:style-name="P28">Je peux me déconnecter</text:p>
        </text:list-item>
      </text:list>
      <text:h text:style-name="P20" text:outline-level="3"><text:bookmark-start text:name="__RefHeading___Toc855_4251685383"/><text:span text:style-name="T11">En tant que </text:span><text:span text:style-name="T10">Rameur </text:span>:<text:bookmark-end text:name="__RefHeading___Toc855_4251685383"/></text:h>
      <text:list xml:id="list2883528802" text:style-name="L14">
        <text:list-item>
          <text:p text:style-name="P44">Je peux me connecter</text:p>
        </text:list-item>
        <text:list-item>
          <text:p text:style-name="P41">Je peux choisir :</text:p>
          <text:list>
            <text:list-item>
              <text:p text:style-name="P41">de visualiser les créneaux <text:span text:style-name="T9">qui me sont destinés</text:span></text:p>
            </text:list-item>
          </text:list>
        </text:list-item>
      </text:list>
      <text:list text:style-name="L15">
        <text:list-item>
          <text:list>
            <text:list-item>
              <text:p text:style-name="P42">de visualiser mon profil</text:p>
            </text:list-item>
          </text:list>
        </text:list-item>
      </text:list>
      <text:list xml:id="list165206503981403" text:continue-list="list2883528802" text:style-name="L14">
        <text:list-item>
          <text:list>
            <text:list-item>
              <text:p text:style-name="P41">de me déconnecter</text:p>
            </text:list-item>
          </text:list>
        </text:list-item>
        <text:list-item>
          <text:p text:style-name="P45">Je peux visualiser l’<text:span text:style-name="T6">ensemble d</text:span>es créneaux <text:span text:style-name="T16">disponibles</text:span><text:span text:style-name="T9"> </text:span><text:span text:style-name="T16">et ceux où j’ai une place réservée.</text:span></text:p>
        </text:list-item>
      </text:list>
      <text:list text:style-name="L17">
        <text:list-item>
          <text:list>
            <text:list-item>
              <text:p text:style-name="P62">Je peux voir chaque créneau <text:span text:style-name="T16">disponibles</text:span></text:p>
            </text:list-item>
          </text:list>
        </text:list-item>
      </text:list>
      <text:list text:style-name="L23">
        <text:list-item>
          <text:list>
            <text:list-item>
              <text:list>
                <text:list-item>
                  <text:p text:style-name="P66">La date, l’heure de début et l’heure de fin</text:p>
                </text:list-item>
                <text:list-item>
                  <text:p text:style-name="P54">Je peux visualiser le nombres de places restantes</text:p>
                </text:list-item>
                <text:list-item>
                  <text:p text:style-name="P79">Je peux réserver une place</text:p>
                </text:list-item>
              </text:list>
            </text:list-item>
          </text:list>
        </text:list-item>
      </text:list>
      <text:list text:style-name="L22">
        <text:list-item>
          <text:list>
            <text:list-item>
              <text:list>
                <text:list-item>
                  <text:list>
                    <text:list-item>
                      <text:p text:style-name="P53">Je peux visualiser les rameurs qui <text:span text:style-name="T17">ont réservé une place sur le</text:span> créneau et leurs positions sur la ou les pirogues </text:p>
                    </text:list-item>
                  </text:list>
                </text:list-item>
              </text:list>
            </text:list-item>
          </text:list>
        </text:list-item>
      </text:list>
      <text:list text:style-name="L21">
        <text:list-item>
          <text:list>
            <text:list-item>
              <text:list>
                <text:list-item>
                  <text:list>
                    <text:list-item>
                      <text:p text:style-name="P80"><text:span text:style-name="T6">Je peux </text:span><text:span text:style-name="T9">me positionner sur une seule pirogue d’un créneau uniquement si la place est libre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5206524200444" text:continue-list="list165206503981403" text:style-name="L14">
        <text:list-item>
          <text:list>
            <text:list-item>
              <text:p text:style-name="P76">Je peux voir chaque créneau où j’ai une place réservée et ses détails</text:p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p text:style-name="P67">La date, l’heure de début et l’heure de fin</text:p>
                </text:list-item>
              </text:list>
            </text:list-item>
          </text:list>
        </text:list-item>
      </text:list>
      <text:list xml:id="list3543158778" text:style-name="L18">
        <text:list-item>
          <text:list>
            <text:list-item>
              <text:list>
                <text:list-item>
                  <text:p text:style-name="P52">Je peux visualiser le nombres de places restantes</text:p>
                </text:list-item>
                <text:list-item>
                  <text:p text:style-name="P81">Je visualiser les détails</text:p>
                </text:list-item>
              </text:list>
            </text:list-item>
          </text:list>
        </text:list-item>
      </text:list>
      <text:list text:style-name="L25">
        <text:list-item>
          <text:list>
            <text:list-item>
              <text:list>
                <text:list-item>
                  <text:list>
                    <text:list-item>
                      <text:p text:style-name="P55">Je peux visualiser les rameurs qui <text:span text:style-name="T17">ont réservé une place sur le</text:span> créneau et leurs positions sur la ou les pirogues </text:p>
                    </text:list-item>
                  </text:list>
                </text:list-item>
              </text:list>
            </text:list-item>
          </text:list>
        </text:list-item>
      </text:list>
      <text:list xml:id="list165206488752862" text:continue-list="list3543158778" text:style-name="L18">
        <text:list-item>
          <text:list>
            <text:list-item>
              <text:list>
                <text:list-item>
                  <text:p text:style-name="P77">Je peux annuler la réservation</text:p>
                </text:list-item>
              </text:list>
            </text:list-item>
          </text:list>
        </text:list-item>
      </text:list>
      <text:list text:style-name="L19">
        <text:list-item>
          <text:list>
            <text:list-item>
              <text:list>
                <text:list-item>
                  <text:list>
                    <text:list-item>
                      <text:p text:style-name="P78">On me demande de confirme mon choix</text:p>
                    </text:list-item>
                  </text:list>
                </text:list-item>
              </text:list>
            </text:list-item>
          </text:list>
        </text:list-item>
      </text:list>
      <text:list xml:id="list165207633713922" text:continue-list="list165206524200444" text:style-name="L14">
        <text:list-item>
          <text:p text:style-name="P50">Je peux visualiser mon profil (Nom, Prénom, Titre (rameurs ou entraîneurs), Téléphone, Mail ) </text:p>
          <text:list>
            <text:list-item>
              <text:p text:style-name="P50">Je peux modifier mon numéro de téléphone et mon mail</text:p>
            </text:list-item>
            <text:list-item>
              <text:p text:style-name="P29">Je peux annuler l<text:span text:style-name="T9">es</text:span> <text:span text:style-name="T7">modification</text:span><text:span text:style-name="T9">s</text:span> en cours du compte</text:p>
            </text:list-item>
            <text:list-item>
              <text:p text:style-name="P29">Je peux <text:span text:style-name="T7">valider</text:span> l<text:span text:style-name="T9">es</text:span> <text:span text:style-name="T7">modification</text:span><text:span text:style-name="T9">s</text:span><text:span text:style-name="T7"> uniquement s’il y a eu au moins un changement</text:span></text:p>
              <text:list>
                <text:list-item>
                  <text:p text:style-name="P41">Je peux voir que ma modification a bien été faite</text:p>
                </text:list-item>
                <text:list-item>
                  <text:p text:style-name="P61">Je suis notifié si il y a une erreur</text:p>
                </text:list-item>
              </text:list>
            </text:list-item>
          </text:list>
        </text:list-item>
        <text:list-item>
          <text:p text:style-name="P50">Je reçoit une notification dès qu’un créneau a été créé et qu’il m’<text:span text:style-name="T9">est</text:span> destiné</text:p>
        </text:list-item>
        <text:list-item>
          <text:p text:style-name="P50"><text:soft-page-break/>Je peux me déconnecter</text:p>
        </text:list-item>
      </text:list>
      <text:p text:style-name="P21"/>
      <text:p text:style-name="P21"/>
      <text:h text:style-name="P7" text:outline-level="2"/>
      <text:h text:style-name="P10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09:54:39.928000000</meta:creation-date>
    <dc:date>2023-11-08T16:52:06.202000000</dc:date>
    <meta:editing-duration>PT8H43M17S</meta:editing-duration>
    <meta:editing-cycles>5</meta:editing-cycles>
    <meta:generator>LibreOffice/7.5.4.2$Windows_X86_64 LibreOffice_project/36ccfdc35048b057fd9854c757a8b67ec53977b6</meta:generator>
    <meta:document-statistic meta:table-count="0" meta:image-count="0" meta:object-count="0" meta:page-count="8" meta:paragraph-count="147" meta:word-count="1512" meta:character-count="8046" meta:non-whitespace-character-count="6783"/>
  </office:meta>
</office:document-meta>
</file>